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666666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6cm" draw:marker-end-width="0.276cm" draw:fill="solid" draw:fill-color="#3399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333333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marker-start-width="0.276cm" draw:marker-end-width="0.276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svg:stroke-color="#66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8cm" svg:height="1.015cm" svg:x="0.603cm" svg:y="0.543cm">
          <text:p text:style-name="P1"><text:span text:style-name="T1">/data/t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043cm" svg:y1="1.558cm" svg:x2="2.803cm" svg:y2="2.75cm" draw:start-shape="id1" draw:start-glue-point="2" draw:end-shape="id2" svg:d="M2043 1558v1192h760" svg:viewBox="0 0 761 1193">
          <text:p/>
        </draw:connector>
        <draw:custom-shape draw:style-name="gr1" draw:text-style-name="P2" xml:id="id2" draw:id="id2" draw:layer="layout" svg:width="3.001cm" svg:height="1.015cm" svg:x="2.803cm" svg:y="2.243cm">
          <text:p text:style-name="P1"><text:span text:style-name="T1">&lt;ta-uuid&gt;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001cm" svg:height="1.015cm" svg:x="5.203cm" svg:y="3.843cm">
          <text:p text:style-name="P1"><text:span text:style-name="T1">&lt;obj-id&gt;/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303cm" svg:y1="3.258cm" svg:x2="5.203cm" svg:y2="4.35cm" draw:start-shape="id2" draw:start-glue-point="2" draw:end-shape="id3" draw:end-glue-point="3" svg:d="M4303 3258v1092h900" svg:viewBox="0 0 901 1093">
          <text:p/>
        </draw:connector>
        <draw:custom-shape draw:style-name="gr3" draw:text-style-name="P2" xml:id="id4" draw:id="id4" draw:layer="layout" svg:width="3.001cm" svg:height="1.015cm" svg:x="7.703cm" svg:y="5.443cm">
          <text:p text:style-name="P1"><text:span text:style-name="T1">m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703cm" svg:y1="4.858cm" svg:x2="7.703cm" svg:y2="5.95cm" draw:start-shape="id3" draw:start-glue-point="2" draw:end-shape="id4" draw:end-glue-point="3" svg:d="M6703 4858v1092h1000" svg:viewBox="0 0 1001 1093">
          <text:p/>
        </draw:connector>
        <draw:custom-shape draw:style-name="gr4" draw:text-style-name="P2" xml:id="id5" draw:id="id5" draw:layer="layout" svg:width="3.001cm" svg:height="1.015cm" svg:x="7.703cm" svg:y="6.943cm">
          <text:p text:style-name="P1"><text:span text:style-name="T1">block 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3.001cm" svg:height="1.015cm" svg:x="7.703cm" svg:y="8.543cm">
          <text:p text:style-name="P1"><text:span text:style-name="T1">bloc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001cm" svg:height="1.015cm" svg:x="7.703cm" svg:y="10.943cm">
          <text:p text:style-name="P1"><text:span text:style-name="T1">block 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6.703cm" svg:y1="4.858cm" svg:x2="7.703cm" svg:y2="7.45cm" draw:start-shape="id3" draw:start-glue-point="2" draw:end-shape="id5" draw:end-glue-point="3" svg:d="M6703 4858v2592h1000" svg:viewBox="0 0 1001 2593">
          <text:p/>
        </draw:connector>
        <draw:connector draw:style-name="gr5" draw:text-style-name="P1" draw:layer="layout" svg:x1="6.703cm" svg:y1="4.858cm" svg:x2="7.703cm" svg:y2="9.05cm" draw:start-shape="id3" draw:start-glue-point="2" draw:end-shape="id6" draw:end-glue-point="3" svg:d="M6703 4858v4192h1000" svg:viewBox="0 0 1001 4193">
          <text:p/>
        </draw:connector>
        <draw:connector draw:style-name="gr5" draw:text-style-name="P1" draw:layer="layout" svg:x1="6.703cm" svg:y1="4.858cm" svg:x2="7.703cm" svg:y2="11.45cm" draw:start-shape="id3" draw:start-glue-point="2" draw:end-shape="id7" draw:end-glue-point="3" svg:d="M6703 4858v6592h1000" svg:viewBox="0 0 1001 6593">
          <text:p/>
        </draw:connector>
        <draw:connector draw:style-name="gr6" draw:text-style-name="P1" draw:layer="layout" draw:type="line" svg:x1="9.203cm" svg:y1="9.558cm" svg:x2="9.203cm" svg:y2="10.943cm" draw:start-shape="id6" draw:start-glue-point="2" draw:end-shape="id7" draw:end-glue-point="0" svg:d="M9203 9558v1385" svg:viewBox="0 0 1 13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date>2015-10-23T17:25:30.771441200</dc:date>
    <meta:editing-duration>PT42M40S</meta:editing-duration>
    <meta:editing-cycles>9</meta:editing-cycles>
    <meta:document-statistic meta:object-count="14"/>
  </office:meta>
</office:document-meta>
</file>